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A00000128DD23508895A68461.jpg" manifest:media-type="image/jpeg"/>
  <manifest:file-entry manifest:full-path="Pictures/10000000000001DA0000013CA787075333082B12.jpg" manifest:media-type="image/jpeg"/>
  <manifest:file-entry manifest:full-path="Pictures/10000000000001DA000001DADA037818601DD50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cm" svg:height="9.572cm" svg:x="0cm" svg:y="0cm">
          <draw:image xlink:href="Pictures/10000000000001DA000001DADA037818601DD50C.jpg" xlink:type="simple" xlink:show="embed" xlink:actuate="onLoad" draw:mime-type="image/jpeg">
            <text:p/>
          </draw:image>
        </draw:frame>
        <draw:frame draw:style-name="gr1" draw:text-style-name="P1" draw:layer="layout" svg:width="21cm" svg:height="9.948cm" svg:x="0cm" svg:y="9.572cm">
          <draw:image xlink:href="Pictures/10000000000001DA0000013CA787075333082B12.jpg" xlink:type="simple" xlink:show="embed" xlink:actuate="onLoad" draw:mime-type="image/jpeg">
            <text:p/>
          </draw:image>
        </draw:frame>
        <draw:frame draw:style-name="gr1" draw:text-style-name="P1" draw:layer="layout" svg:width="21cm" svg:height="10.34cm" svg:x="0cm" svg:y="19.415cm">
          <draw:image xlink:href="Pictures/10000000000001DA00000128DD23508895A6846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23T14:12:06.934895387</dc:date>
    <meta:editing-duration>PT1M30S</meta:editing-duration>
    <meta:editing-cycles>1</meta:editing-cycles>
    <meta:document-statistic meta:object-count="3"/>
    <meta:generator>LibreOffice/7.3.7.2$Linux_X86_64 LibreOffice_project/30$Build-2</meta:generator>
  </office:meta>
</office:document-meta>
</file>